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extual Inform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Sven Nil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uting Mea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we know how a function works, we can derive the meaning of the result by understanding the language which the function is written in.</text:p>
              </text:list-item>
              <text:list-item>
                <text:p>If we do not understand how the function works, but like to understand the result, we need contextual information to interpret the data.</text:p>
              </text:list-item>
              <text:list-item>
                <text:p>Contextual information can be in the environment or part of the res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ths About Word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ontextual information associated with a truth about a word can be the position of the word in a sentence.</text:p>
              </text:list-item>
              <text:list-item>
                <text:p>This means we can compose the truth with logical gates that use the contextual information to tell truth about the word before or after.</text:p>
              </text:list-item>
              <text:list-item>
                <text:p>When we chain together such predicates, we narrow the scope of the truth and can construct new predicates with contextual infor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ths About Word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dicate(Where, Word) -&gt; Result&lt;Where, ()&gt;</text:p>
                <text:list>
                  <text:list-item>
                    <text:p>If the result contains the 'where' information it is implicitly stating that the predicate function is true for that word.</text:p>
                  </text:list-item>
                </text:list>
              </text:list-item>
              <text:list-item>
                <text:p>move(Where, World) -&gt; Option&lt;Where&gt;</text:p>
                <text:list>
                  <text:list-item>
                    <text:p>A function can move the location of the context</text:p>
                  </text:list-item>
                  <text:list-item>
                    <text:p>'after' points to another location or possibly none if moving after does not make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 Navi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(Direction, Item) -&gt; Result&lt;Where, ()&gt;</text:p>
                <text:list>
                  <text:list-item>
                    <text:p>There can be different kinds of 'pointers'</text:p>
                  </text:list-item>
                  <text:list-item>
                    <text:p>An action can transform contextual information</text:p>
                  </text:list-item>
                </text:list>
              </text:list-item>
              <text:list-item>
                <text:p>Imagine a text adventure where each action computes a result, for example 'where is Carl?' that returns 'He is sitting by the fire'</text:p>
              </text:list-item>
              <text:list-item>
                <text:p>The world could be dynamic and change concurrently with the waiting for input from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6T16:49:42.807893000</meta:creation-date>
    <dc:date>2014-03-26T21:03:50.916167000</dc:date>
    <meta:editing-duration>PT38M19S</meta:editing-duration>
    <meta:editing-cycles>3</meta:editing-cycles>
    <meta:generator>LibreOffice/4.1.4.2$MacOSX_x86 LibreOffice_project/0a0440ccc0227ad9829de5f46be37cfb6edcf72</meta:generator>
    <meta:document-statistic meta:object-count="41"/>
  </office:meta>
</office:document-meta>
</file>